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2" style:family="table">
      <style:table-properties style:width="14.993cm" fo:margin-left="1cm" table:align="left" style:writing-mode="page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0.998cm"/>
    </style:style>
    <style:style style:name="Table2.D" style:family="table-column">
      <style:table-column-properties style:column-width="1.787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85cm"/>
    </style:style>
    <style:style style:name="Table2.1" style:family="table-row">
      <style:table-row-properties style:row-height="1.101cm"/>
    </style:style>
    <style:style style:name="Table2.A1" style:family="table-cell">
      <style:table-cell-properties style:vertical-align="bottom" fo:padding="0.101cm" fo:border="none" style:writing-mode="page"/>
    </style:style>
    <style:style style:name="Table2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Report">
      <style:text-properties officeooo:rsid="0016d321" officeooo:paragraph-rsid="0016d321"/>
    </style:style>
    <style:style style:name="P5" style:family="paragraph" style:parent-style-name="Standard">
      <style:text-properties officeooo:rsid="0009b671" officeooo:paragraph-rsid="0009b671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officeooo:paragraph-rsid="00203f67"/>
    </style:style>
    <style:style style:name="P8" style:family="paragraph" style:parent-style-name="rSection">
      <style:text-properties officeooo:paragraph-rsid="00203f67"/>
    </style:style>
    <style:style style:name="P9" style:family="paragraph" style:parent-style-name="rSmall">
      <style:paragraph-properties fo:text-align="center" style:justify-single-word="false"/>
      <style:text-properties fo:color="#999999"/>
    </style:style>
    <style:style style:name="P10" style:family="paragraph" style:parent-style-name="rSmall">
      <style:text-properties fo:font-style="italic" style:font-style-asian="italic" style:font-style-complex="italic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Text">
      <style:paragraph-properties fo:text-align="center" style:justify-single-word="false"/>
    </style:style>
    <style:style style:name="P14" style:family="paragraph" style:parent-style-name="Text_20_body">
      <style:text-properties officeooo:rsid="0027616c" officeooo:paragraph-rsid="0027616c"/>
    </style:style>
    <style:style style:name="P15" style:family="paragraph" style:parent-style-name="Frame_20_contents">
      <style:text-properties style:font-name="Droid Sans" fo:language="de" fo:country="DE" officeooo:rsid="0027616c" officeooo:paragraph-rsid="0027616c" style:font-size-asian="10.5pt"/>
    </style:style>
    <style:style style:name="P16" style:family="paragraph" style:parent-style-name="rSection">
      <style:text-properties style:font-name="Droid Sans" fo:font-size="11pt" fo:language="de" fo:country="DE" fo:font-weight="bold" officeooo:rsid="002c8dcf" officeooo:paragraph-rsid="002c8dcf" style:font-size-asian="10.5pt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eeeeee" fo:padding="0.101cm" fo:border="none" loext:rel-width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<text:span text:style-name="T3">ABGANGS</text:span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Report">hat die Schule vom</text:p>
          </table:table-cell>
          <table:table-cell table:style-name="Table2.B1" table:number-columns-spanned="2" office:value-type="string">
            <text:p text:style-name="Report">[[ENTRY_D]]</text:p>
          </table:table-cell>
          <table:covered-table-cell/>
          <table:table-cell table:style-name="Table2.A1" office:value-type="string">
            <text:p text:style-name="Report">bis zum</text:p>
          </table:table-cell>
          <table:table-cell table:style-name="Table2.B1" office:value-type="string">
            <text:p text:style-name="Report">[[EXIT_D]]</text:p>
          </table:table-cell>
          <table:table-cell table:style-name="Table2.A1" office:value-type="string">
            <text:p text:style-name="Report">besucht</text:p>
          </table:table-cell>
        </table:table-row>
        <table:table-row table:style-name="Table2.1">
          <table:table-cell table:style-name="Table2.A1" office:value-type="string">
            <text:p text:style-name="Report">und wurde aus dem</text:p>
          </table:table-cell>
          <table:table-cell table:style-name="Table2.B1" office:value-type="string">
            <text:p text:style-name="Report">[[CYEAR]].</text:p>
          </table:table-cell>
          <table:table-cell table:style-name="Table2.A1" table:number-columns-spanned="4" office:value-type="string">
            <text:p text:style-name="Report">Schuljahrgang entlass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4">[[S.V.01]]</text:p>
          </table:table-cell>
          <table:table-cell table:style-name="Table1.B1" office:value-type="string">
            <text:p text:style-name="P3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2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2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2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2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2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2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2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2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2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2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2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2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2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2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2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Report"><text:span text:style-name="T4">Abgangsz</text:span>eugnis</text:p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P2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P2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P2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P2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P2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P2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P2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P2">[[G.K.08]]</text:p>
          </table:table-cell>
        </table:table-row>
      </table:table>
      <text:p text:style-name="Standard"/>
      <text:p text:style-name="Standard"/>
      <text:p text:style-name="Standard"><draw:frame draw:style-name="fr4" draw:name="Frame3" text:anchor-type="paragraph" svg:x="0cm" svg:y="0cm" svg:width="17cm" style:rel-width="100%" svg:height="8.135cm" draw:z-index="1"><draw:text-box><text:p text:style-name="Standard"/><text:p text:style-name="P8">Bemerkungen:</text:p><text:p text:style-name="P7"><draw:frame draw:style-name="fr3" draw:name="Frame4" text:anchor-type="paragraph" svg:y="0cm" svg:width="16.15cm" style:rel-width="95%" draw:z-index="2"><draw:text-box fo:min-height="2.293cm"><text:p text:style-name="rText">[[COMMENT]]</text:p><text:p text:style-name="P13">[[NOCOMMENT]]</text:p></draw:text-box></draw:frame></text:p><text:p text:style-name="P7"/><text:p text:style-name="rSection"/><text:p text:style-name="P16">[[GSVERMERK]]</text:p><text:p text:style-name="Report"><draw:frame draw:style-name="fr2" draw:name="Frame1" text:anchor-type="paragraph" svg:width="16.15cm" style:rel-width="95%" draw:z-index="3"><draw:text-box fo:min-height="0.499cm"><text:p text:style-name="P15">[[GS]]</text:p></draw:text-box></draw:frame></text:p><text:p text:style-name="P14"/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45cm" svg:y="0.175cm" svg:width="4.233cm" draw:z-index="0"><draw:text-box fo:min-height="3.856cm"><text:p text:style-name="P6"/><text:p text:style-name="P6"/><text:p text:style-name="P6"/><text:p text:style-name="P6"/><text:p text:style-name="P9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B1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2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10">Notenstufen: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: sehr gut</text:p>
          </table:table-cell>
          <table:table-cell table:style-name="Table8.A2" office:value-type="string">
            <text:p text:style-name="P10">2: gut</text:p>
          </table:table-cell>
          <table:table-cell table:style-name="Table8.A2" office:value-type="string">
            <text:p text:style-name="P10">3: befriedigend</text:p>
          </table:table-cell>
          <table:table-cell table:style-name="Table8.A2" office:value-type="string">
            <text:p text:style-name="P10">4: ausreichend</text:p>
          </table:table-cell>
          <table:table-cell table:style-name="Table8.A2" office:value-type="string">
            <text:p text:style-name="P10">5: mangelhaft</text:p>
          </table:table-cell>
          <table:table-cell table:style-name="Table8.F2" office:value-type="string">
            <text:p text:style-name="P10">6: ungenügend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3M30S</meta:editing-duration>
    <meta:editing-cycles>18</meta:editing-cycles>
    <dc:date>2020-10-15T07:47:59.034645504</dc:date>
    <meta:document-statistic meta:table-count="7" meta:image-count="0" meta:object-count="0" meta:page-count="2" meta:paragraph-count="85" meta:word-count="107" meta:character-count="969" meta:non-whitespace-character-count="947"/>
    <meta:template xlink:type="simple" xlink:actuate="onRequest" xlink:title="Modern" xlink:href="../../../../../../../../usr/lib/libreoffice/share/template/common/styles/Modern.ott" meta:date="2020-10-13T10:48:30.585333728"/>
  </office:meta>
</office:document-meta>
</file>